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script src="https://telegram.org/js/telegram-web-app.js"&gt;&lt;/script&gt;</text:span></text:p>
      <text:p text:style-name="P1"><text:span text:style-name="T1">&lt;!DOCTYPE html&gt;</text:span></text:p>
      <text:p text:style-name="P1"><text:span text:style-name="T1">&lt;html lang="ru"&gt;</text:span></text:p>
      <text:p text:style-name="P1"><text:span text:style-name="T1">&lt;head&gt;</text:span></text:p>
      <text:p text:style-name="P1"><text:span text:style-name="T1"><text:s text:c="4"/>&lt;meta charset="UTF-8"&gt;</text:span></text:p>
      <text:p text:style-name="P1"><text:span text:style-name="T1"><text:s text:c="4"/>&lt;meta name="viewport" content="width=device-width, initial-scale=1.0"&gt;</text:span></text:p>
      <text:p text:style-name="P1"><text:span text:style-name="T1"><text:s text:c="4"/>&lt;title&gt;</text:span><text:span text:style-name="T2">РџСЂРѕРјРѕРєРѕР</text:span><text:span text:style-name="T3">ґС</text:span><text:span text:style-name="T4">‹<text:s/></text:span><text:span text:style-name="T5">Р</text:span><text:span text:style-name="T6">ґР</text:span><text:span text:style-name="T7">»</text:span><text:span text:style-name="T8">СЏ Telegram Mini Apps&lt;/title&gt;</text:span></text:p>
      <text:p text:style-name="P1"><text:span text:style-name="T8"><text:s text:c="4"/>&lt;link rel="stylesheet" href="style.css"&gt;</text:span></text:p>
      <text:p text:style-name="P1"><text:span text:style-name="T8">&lt;/head&gt;</text:span></text:p>
      <text:p text:style-name="P1"><text:span text:style-name="T8">&lt;body&gt;</text:span></text:p>
      <text:p text:style-name="P1"><text:span text:style-name="T8"><text:s text:c="4"/>&lt;div id="stores"&gt;</text:span></text:p>
      <text:p text:style-name="P1"><text:span text:style-name="T8"><text:s text:c="8"/>&lt;h1&gt;Р’С</text:span><text:span text:style-name="T9">‹</text:span><text:span text:style-name="T10">Р</text:span><text:span text:style-name="T11">±</text:span><text:span text:style-name="T12">Р</text:span><text:span text:style-name="T13">µ</text:span><text:span text:style-name="T14">СЂРёС‚Р</text:span><text:span text:style-name="T15">µ<text:s/></text:span><text:span text:style-name="T16">РјР</text:span><text:span text:style-name="T17">°</text:span><text:span text:style-name="T18">РіР</text:span><text:span text:style-name="T19">°</text:span><text:span text:style-name="T20">Р</text:span><text:span text:style-name="T21">·</text:span><text:span text:style-name="T22">РёРЅ:&lt;/h1&gt;</text:span></text:p>
      <text:p text:style-name="P1"><text:span text:style-name="T22"><text:s text:c="8"/>&lt;button onclick="showPromoCodes('yandex')"&gt;РЇРЅР</text:span><text:span text:style-name="T23">ґР</text:span><text:span text:style-name="T24">µ</text:span><text:span text:style-name="T25">РєСЃ РњР</text:span><text:span text:style-name="T26">°</text:span><text:span text:style-name="T27">СЂРєР</text:span><text:span text:style-name="T28">µ</text:span><text:span text:style-name="T29">С‚&lt;/button&gt;</text:span></text:p>
      <text:p text:style-name="P1"><text:span text:style-name="T29"><text:s text:c="8"/>&lt;button onclick="showPromoCodes('mega')"&gt;РњР</text:span><text:span text:style-name="T30">µ</text:span><text:span text:style-name="T31">РіР</text:span><text:span text:style-name="T32">°<text:s/></text:span><text:span text:style-name="T33">РњР</text:span><text:span text:style-name="T34">°</text:span><text:span text:style-name="T35">СЂРєР</text:span><text:span text:style-name="T36">µ</text:span><text:span text:style-name="T37">С‚&lt;/button&gt;</text:span></text:p>
      <text:p text:style-name="P1"><text:span text:style-name="T37"><text:s text:c="8"/>&lt;button onclick="showPromoCodes('ozon')"&gt;OZON&lt;/button&gt;</text:span></text:p>
      <text:p text:style-name="P1"><text:span text:style-name="T37"><text:s text:c="4"/>&lt;/div&gt;</text:span></text:p>
      <text:p text:style-name="P1"><text:span text:style-name="T37"/></text:p>
      <text:p text:style-name="P1"><text:span text:style-name="T37"><text:s text:c="4"/>&lt;div id="promocodes" style="display: none;"&gt;</text:span></text:p>
      <text:p text:style-name="P1"><text:span text:style-name="T37"><text:s text:c="8"/>&lt;h2 id="store-title"&gt;&lt;/h2&gt;</text:span></text:p>
      <text:p text:style-name="P1"><text:span text:style-name="T37"><text:s text:c="8"/>&lt;ul id="promocode-list"&gt;&lt;/ul&gt;</text:span></text:p>
      <text:p text:style-name="P1"><text:span text:style-name="T37"><text:s text:c="8"/>&lt;button onclick="goBack()"&gt;РќР</text:span><text:span text:style-name="T38">°</text:span><text:span text:style-name="T39">Р</text:span><text:span text:style-name="T40">·</text:span><text:span text:style-name="T41">Р</text:span><text:span text:style-name="T42">°</text:span><text:span text:style-name="T43">Р</text:span><text:span text:style-name="T44">ґ&lt;/button&gt;</text:span></text:p>
      <text:p text:style-name="P1"><text:span text:style-name="T44"><text:s text:c="4"/>&lt;/div&gt;</text:span></text:p>
      <text:p text:style-name="P1"><text:span text:style-name="T44"/></text:p>
      <text:p text:style-name="P1"><text:span text:style-name="T44"><text:s text:c="4"/>&lt;script src="app.js"&gt;&lt;/script&gt;</text:span></text:p>
      <text:p text:style-name="P1"><text:span text:style-name="T44">&lt;/body&gt;</text:span></text:p>
      <text:p text:style-name="P1"><text:span text:style-name="T44">&lt;/html&gt;</text:span></text:p>
      <text:p text:style-name="P1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